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94cm" fo:min-width="1.444cm"/>
    </style:style>
    <style:style style:name="gr4" style:family="graphic" style:parent-style-name="standard">
      <style:graphic-properties svg:stroke-color="#004586" draw:fill="none" draw:textarea-horizontal-align="justify" draw:textarea-vertical-align="middle" draw:auto-grow-height="false" fo:min-height="1.318cm" fo:min-width="1.568cm"/>
    </style:style>
    <style:style style:name="gr5" style:family="graphic" style:parent-style-name="standard">
      <style:graphic-properties svg:stroke-color="#004586" draw:fill="none" draw:textarea-horizontal-align="justify" draw:textarea-vertical-align="middle" draw:auto-grow-height="false" fo:min-height="0.928cm" fo:min-width="0.48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318cm" fo:min-width="2.569cm"/>
    </style:style>
    <style:style style:name="gr8" style:family="graphic" style:parent-style-name="standard">
      <style:graphic-properties svg:stroke-color="#004586" draw:fill="none" draw:textarea-horizontal-align="justify" draw:textarea-vertical-align="middle" draw:auto-grow-height="false" fo:min-height="1.318cm" fo:min-width="1.66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318cm" fo:min-width="1.66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928cm" fo:min-width="0.482cm"/>
    </style:style>
    <style:style style:name="gr12" style:family="graphic" style:parent-style-name="standard">
      <style:graphic-properties svg:stroke-color="#004586" draw:fill="none" draw:textarea-horizontal-align="justify" draw:textarea-vertical-align="middle" draw:auto-grow-height="false" fo:min-height="1.326cm" fo:min-width="0.67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434cm" fo:min-width="0.286cm"/>
    </style:style>
    <style:style style:name="gr14" style:family="graphic" style:parent-style-name="standard">
      <style:graphic-properties svg:stroke-color="#004586" draw:fill="none" draw:textarea-horizontal-align="justify" draw:textarea-vertical-align="middle" draw:auto-grow-height="false" fo:min-height="0.292cm" fo:min-width="0.642cm"/>
    </style:style>
    <style:style style:name="gr15" style:family="graphic" style:parent-style-name="standard">
      <style:graphic-properties svg:stroke-color="#004586" svg:stroke-opacity="90%" draw:fill="none" draw:textarea-horizontal-align="justify" draw:textarea-vertical-align="middle" draw:auto-grow-height="false" fo:min-height="0.292cm" fo:min-width="0.642cm"/>
    </style:style>
    <style:style style:name="gr16" style:family="graphic" style:parent-style-name="standard">
      <style:graphic-properties svg:stroke-color="#000000" draw:marker-end="Symmetric_20_Arrow" draw:textarea-vertical-align="middle"/>
    </style:style>
    <style:style style:name="gr17" style:family="graphic" style:parent-style-name="standard">
      <style:graphic-properties svg:stroke-color="#808080" draw:fill-color="#ffff99" draw:textarea-horizontal-align="justify" draw:textarea-vertical-align="middle" draw:auto-grow-height="false" fo:min-height="0.24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  <style:text-properties fo:color="#8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TexMaths</svg:title>
          <svg:desc>14§display§+§svg§600§FALSE§</svg:desc>
          <draw:polygon draw:style-name="gr1" draw:text-style-name="P1" draw:layer="layout" svg:width="0.381cm" svg:height="0.327cm" svg:x="7.5cm" svg:y="7.072cm" svg:viewBox="0 0 382 328" draw:points="192,328 0,328 0,0 382,0 382,328">
            <text:p/>
          </draw:polygon>
          <draw:path draw:style-name="gr2" draw:text-style-name="P2" draw:layer="layout" svg:width="0.328cm" svg:height="0.328cm" svg:x="7.528cm" svg:y="7.071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text-style-name="P1" draw:layer="layout" svg:width="0.381cm" svg:height="0.327cm" svg:x="8.8cm" svg:y="9.801cm" svg:viewBox="0 0 382 328" draw:points="192,328 0,328 0,0 382,0 382,328">
            <text:p/>
          </draw:polygon>
          <draw:path draw:style-name="gr2" draw:text-style-name="P2" draw:layer="layout" svg:width="0.328cm" svg:height="0.328cm" svg:x="8.828cm" svg:y="9.8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text-style-name="P1" draw:layer="layout" svg:width="0.381cm" svg:height="0.327cm" svg:x="7.9cm" svg:y="10.672cm" svg:viewBox="0 0 382 328" draw:points="192,328 0,328 0,0 382,0 382,328">
            <text:p/>
          </draw:polygon>
          <draw:path draw:style-name="gr2" draw:text-style-name="P2" draw:layer="layout" svg:width="0.328cm" svg:height="0.328cm" svg:x="7.928cm" svg:y="10.671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text-style-name="P1" draw:layer="layout" svg:width="0.381cm" svg:height="0.327cm" svg:x="16.318cm" svg:y="6.272cm" svg:viewBox="0 0 382 328" draw:points="192,328 0,328 0,0 382,0 382,328">
            <text:p/>
          </draw:polygon>
          <draw:path draw:style-name="gr2" draw:text-style-name="P2" draw:layer="layout" svg:width="0.328cm" svg:height="0.328cm" svg:x="16.346cm" svg:y="6.271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text-style-name="P1" draw:layer="layout" svg:width="0.381cm" svg:height="0.327cm" svg:x="15.9cm" svg:y="6.601cm" svg:viewBox="0 0 382 328" draw:points="192,328 0,328 0,0 382,0 382,328">
            <text:p/>
          </draw:polygon>
          <draw:path draw:style-name="gr2" draw:text-style-name="P2" draw:layer="layout" svg:width="0.328cm" svg:height="0.328cm" svg:x="15.928cm" svg:y="6.6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text-style-name="P1" draw:layer="layout" svg:width="0.381cm" svg:height="0.327cm" svg:x="16.818cm" svg:y="7.401cm" svg:viewBox="0 0 382 328" draw:points="192,328 0,328 0,0 382,0 382,328">
            <text:p/>
          </draw:polygon>
          <draw:path draw:style-name="gr2" draw:text-style-name="P2" draw:layer="layout" svg:width="0.328cm" svg:height="0.328cm" svg:x="16.846cm" svg:y="7.4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text-style-name="P1" draw:layer="layout" svg:width="0.381cm" svg:height="0.327cm" svg:x="20.1cm" svg:y="6.601cm" svg:viewBox="0 0 382 328" draw:points="192,328 0,328 0,0 382,0 382,328">
            <text:p/>
          </draw:polygon>
          <draw:path draw:style-name="gr2" draw:text-style-name="P2" draw:layer="layout" svg:width="0.328cm" svg:height="0.328cm" svg:x="20.128cm" svg:y="6.6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g>
          <svg:title>TexMaths</svg:title>
          <svg:desc>14§display§+§svg§600§FALSE§</svg:desc>
          <draw:polygon draw:style-name="gr1" draw:text-style-name="P1" draw:layer="layout" svg:width="0.381cm" svg:height="0.327cm" svg:x="20.4cm" svg:y="7.372cm" svg:viewBox="0 0 382 328" draw:points="192,328 0,328 0,0 382,0 382,328">
            <text:p/>
          </draw:polygon>
          <draw:path draw:style-name="gr2" draw:text-style-name="P2" draw:layer="layout" svg:width="0.328cm" svg:height="0.328cm" svg:x="20.428cm" svg:y="7.371cm" svg:viewBox="0 0 329 329" svg:d="M175 175h137c7 0 17 0 17-10 0-11-10-11-17-11h-137v-137c0-7 0-17-10-17-11 0-11 10-11 17v137h-137c-7 0-17 0-17 11 0 10 10 10 17 10h137v137c0 7 0 17 11 17 10 0 10-10 10-17z">
            <text:p/>
          </draw:path>
        </draw:g>
        <draw:custom-shape draw:style-name="gr3" draw:text-style-name="P3" xml:id="id4" draw:id="id4" draw:layer="layout" svg:width="2.1cm" svg:height="1.6cm" svg:x="5.1cm" svg:y="6.2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frac{\tau_p s + 1}{\tau_2 s + 1}§svg§600§FALSE§</svg:desc>
          <draw:polygon draw:style-name="gr1" draw:text-style-name="P1" draw:layer="layout" svg:width="1.521cm" svg:height="1.06cm" svg:x="5.393cm" svg:y="6.476cm" svg:viewBox="0 0 1522 1061" draw:points="762,1061 0,1061 0,0 1522,0 1522,1061">
            <text:p/>
          </draw:polygon>
          <draw:path draw:style-name="gr2" draw:text-style-name="P2" draw:layer="layout" svg:width="0.238cm" svg:height="0.219cm" svg:x="5.406cm" svg:y="6.58cm" svg:viewBox="0 0 239 220" svg:d="M132 29h84c5 0 23 0 23-18 0-11-9-11-19-11h-139c-10 0-29 0-50 24-17 17-31 40-31 43 0 2 0 6 6 6 4 0 5-2 8-6 24-38 52-38 63-38h41l-49 159c-2 5-5 16-5 18 0 5 3 14 14 14 17 0 20-14 21-23z">
            <text:p/>
          </draw:path>
          <draw:path draw:style-name="gr2" draw:text-style-name="P2" draw:layer="layout" svg:width="0.192cm" svg:height="0.219cm" svg:x="5.607cm" svg:y="6.714cm" svg:viewBox="0 0 193 220" svg:d="M27 195c-3 9-3 12-17 12-6 0-10 0-10 9 0 2 3 4 4 4 10 0 21-2 31-2 11 0 25 2 36 2 3 0 7-2 7-7 0-6-5-6-9-6-7 0-17 0-17-4 0-1 3-10 4-15 4-19 8-38 13-52 4 7 15 21 36 21 42 0 88-48 88-100 0-40-28-57-52-57-21 0-39 14-49 24-5-20-25-24-36-24-13 0-21 8-27 18-7 13-12 32-12 35 0 4 4 4 5 4 6 0 6-1 9-9 4-21 11-38 25-38 8 0 11 7 11 17 0 4-1 8-1 9zM92 42c20-27 37-32 48-32 14 0 25 10 25 33 0 14-7 49-17 70-9 17-26 34-43 34-25 0-31-27-31-31 0-1 0-4 0-5z">
            <text:p/>
          </draw:path>
          <draw:path draw:style-name="gr2" draw:text-style-name="P2" draw:layer="layout" svg:width="0.181cm" svg:height="0.223cm" svg:x="5.861cm" svg:y="6.574cm" svg:viewBox="0 0 182 224" svg:d="M168 34c-14 0-24 11-24 22 0 7 4 14 16 14 11 0 22-8 22-28 0-22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2" draw:text-style-name="P2" draw:layer="layout" svg:width="0.328cm" svg:height="0.328cm" svg:x="6.201cm" svg:y="6.506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2" draw:text-style-name="P2" draw:layer="layout" svg:width="0.163cm" svg:height="0.328cm" svg:x="6.708cm" svg:y="6.465cm" svg:viewBox="0 0 164 329" svg:d="M102 13c0-12 0-13-11-13-31 32-76 32-91 32v16c10 0 39 0 64-14v256c0 18-1 23-46 23h-15v16c18-2 60-2 81-2 20 0 63 0 80 2v-16h-16c-44 0-46-5-46-23z">
            <text:p/>
          </draw:path>
          <draw:polygon draw:style-name="gr2" draw:text-style-name="P2" draw:layer="layout" svg:width="1.521cm" svg:height="0.02cm" svg:x="5.393cm" svg:y="6.993cm" svg:viewBox="0 0 1522 21" draw:points="762,21 0,21 0,0 1522,0 1522,21">
            <text:p/>
          </draw:polygon>
          <draw:path draw:style-name="gr2" draw:text-style-name="P2" draw:layer="layout" svg:width="0.238cm" svg:height="0.219cm" svg:x="5.41cm" svg:y="7.25cm" svg:viewBox="0 0 239 220" svg:d="M132 29h84c5 0 23 0 23-18 0-11-9-11-19-11h-139c-10 0-29 0-50 24-17 17-31 40-31 43 0 2 0 6 6 6 4 0 5-2 8-6 24-38 52-38 63-38h41l-49 159c-2 5-5 16-5 18 0 5 3 14 14 14 17 0 20-14 21-23z">
            <text:p/>
          </draw:path>
          <draw:path draw:style-name="gr2" draw:text-style-name="P2" draw:layer="layout" svg:width="0.153cm" svg:height="0.229cm" svg:x="5.632cm" svg:y="7.307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2" draw:text-style-name="P2" draw:layer="layout" svg:width="0.181cm" svg:height="0.223cm" svg:x="5.856cm" svg:y="7.245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2" draw:text-style-name="P2" draw:layer="layout" svg:width="0.328cm" svg:height="0.328cm" svg:x="6.198cm" svg:y="7.176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2" draw:text-style-name="P2" draw:layer="layout" svg:width="0.163cm" svg:height="0.328cm" svg:x="6.705cm" svg:y="7.134cm" svg:viewBox="0 0 164 329" svg:d="M102 13c0-12 0-13-11-13-31 32-76 32-91 32v16c10 0 39 0 64-14v256c0 18-1 23-46 23h-15v16c18-2 60-2 81-2 20 0 63 0 80 2v-16h-16c-44 0-46-5-46-23z">
            <text:p/>
          </draw:path>
        </draw:g>
        <draw:g>
          <svg:title>TexMaths</svg:title>
          <svg:desc>14§display§\frac{\tau_d s + 1}{\tau_2 s + 1}§svg§600§FALSE§</svg:desc>
          <draw:polygon draw:style-name="gr1" draw:text-style-name="P1" draw:layer="layout" svg:width="1.524cm" svg:height="1.06cm" svg:x="11.094cm" svg:y="6.476cm" svg:viewBox="0 0 1525 1061" draw:points="762,1061 0,1061 0,0 1525,0 1525,1061">
            <text:p/>
          </draw:polygon>
          <draw:path draw:style-name="gr2" draw:text-style-name="P2" draw:layer="layout" svg:width="0.238cm" svg:height="0.219cm" svg:x="11.107cm" svg:y="6.58cm" svg:viewBox="0 0 239 220" svg:d="M132 29h84c5 0 23 0 23-18 0-11-9-11-19-11h-139c-10 0-29 0-50 24-17 17-31 40-31 43 0 2 0 6 6 6 4 0 5-2 8-6 24-38 52-38 63-38h41l-49 159c-2 5-5 16-5 18 0 5 3 14 14 14 17 0 20-14 21-23z">
            <text:p/>
          </draw:path>
          <draw:path draw:style-name="gr2" draw:text-style-name="P2" draw:layer="layout" svg:width="0.177cm" svg:height="0.243cm" svg:x="11.329cm" svg:y="6.627cm" svg:viewBox="0 0 178 244" svg:d="M176 10c2 0 2-4 2-6 0-1-2-4-6-4-5 0-35 3-43 3-3 1-9 1-9 8 0 6 6 6 10 6 17 0 17 1 17 4s-1 6-1 8l-20 79c-8-11-20-20-36-20-45 0-90 48-90 98 0 34 22 58 52 58 19 0 36-10 50-24 6 21 27 24 35 24 13 0 21-7 28-19 7-14 11-33 11-35 0-4-4-4-4-4-5 0-5 2-8 11-4 17-11 37-25 37-10 0-12-7-12-17 0-7 0-10 2-14zM104 197c-3 10-12 17-19 23-2 3-16 14-32 14-12 0-25-9-25-34 0-18 10-56 18-70 16-28 34-32 44-32 23 0 30 25 30 29 0 2 0 5-1 6z">
            <text:p/>
          </draw:path>
          <draw:path draw:style-name="gr2" draw:text-style-name="P2" draw:layer="layout" svg:width="0.181cm" svg:height="0.223cm" svg:x="11.563cm" svg:y="6.574cm" svg:viewBox="0 0 182 224" svg:d="M168 34c-14 0-24 11-24 22 0 7 4 14 16 14 11 0 22-8 22-28 0-22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2" draw:text-style-name="P2" draw:layer="layout" svg:width="0.328cm" svg:height="0.328cm" svg:x="11.905cm" svg:y="6.506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2" draw:text-style-name="P2" draw:layer="layout" svg:width="0.163cm" svg:height="0.328cm" svg:x="12.412cm" svg:y="6.465cm" svg:viewBox="0 0 164 329" svg:d="M102 13c0-12 0-13-11-13-31 32-76 32-91 32v16c10 0 39 0 64-14v256c0 18-1 23-46 23h-15v16c18-2 60-2 81-2 20 0 63 0 80 2v-16h-16c-44 0-46-5-46-23z">
            <text:p/>
          </draw:path>
          <draw:polygon draw:style-name="gr2" draw:text-style-name="P2" draw:layer="layout" svg:width="1.524cm" svg:height="0.02cm" svg:x="11.094cm" svg:y="6.993cm" svg:viewBox="0 0 1525 21" draw:points="762,21 0,21 0,0 1525,0 1525,21">
            <text:p/>
          </draw:polygon>
          <draw:path draw:style-name="gr2" draw:text-style-name="P2" draw:layer="layout" svg:width="0.238cm" svg:height="0.219cm" svg:x="11.112cm" svg:y="7.25cm" svg:viewBox="0 0 239 220" svg:d="M132 29h84c5 0 23 0 23-18 0-11-9-11-19-11h-139c-10 0-29 0-50 24-17 17-31 40-31 43 0 2 0 6 6 6 4 0 5-2 8-6 24-38 52-38 63-38h41l-49 159c-2 5-5 16-5 18 0 5 3 14 14 14 17 0 20-14 21-23z">
            <text:p/>
          </draw:path>
          <draw:path draw:style-name="gr2" draw:text-style-name="P2" draw:layer="layout" svg:width="0.153cm" svg:height="0.229cm" svg:x="11.335cm" svg:y="7.307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2" draw:text-style-name="P2" draw:layer="layout" svg:width="0.181cm" svg:height="0.223cm" svg:x="11.559cm" svg:y="7.245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2" draw:text-style-name="P2" draw:layer="layout" svg:width="0.328cm" svg:height="0.328cm" svg:x="11.901cm" svg:y="7.176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2" draw:text-style-name="P2" draw:layer="layout" svg:width="0.163cm" svg:height="0.328cm" svg:x="12.408cm" svg:y="7.134cm" svg:viewBox="0 0 164 329" svg:d="M102 13c0-12 0-13-11-13-31 32-76 32-91 32v16c10 0 39 0 64-14v256c0 18-1 23-46 23h-15v16c18-2 60-2 81-2 20 0 63 0 80 2v-16h-16c-44 0-46-5-46-23z">
            <text:p/>
          </draw:path>
        </draw:g>
        <draw:custom-shape draw:style-name="gr4" draw:text-style-name="P3" xml:id="id10" draw:id="id10" draw:layer="layout" svg:width="2.1cm" svg:height="1.6cm" svg:x="10.801cm" svg:y="6.2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1.002cm" svg:height="1.198cm" svg:x="9.2cm" svg:y="6.401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K_P§svg§600§FALSE§</svg:desc>
          <draw:polygon draw:style-name="gr1" draw:text-style-name="P1" draw:layer="layout" svg:width="0.719cm" svg:height="0.41cm" svg:x="9.422cm" svg:y="6.795cm" svg:viewBox="0 0 720 411" draw:points="360,411 0,411 0,0 720,0 720,411">
            <text:p/>
          </draw:polygon>
          <draw:path draw:style-name="gr2" draw:text-style-name="P2" draw:layer="layout" svg:width="0.419cm" svg:height="0.337cm" svg:x="9.44cm" svg:y="6.794cm" svg:viewBox="0 0 420 338" svg:d="M233 137c0-1-3-4-3-5 0-2 10-9 15-13l86-66c46-35 65-36 81-38 4 0 8-1 8-9 0-3-1-6-5-6-12 0-23 1-35 1-19 0-37-1-55-1-3 0-10 0-10 10 0 4 3 5 7 5 10 2 14 3 14 10 0 10-14 21-17 24l-193 147 39-158c6-18 6-23 42-23 13 0 17 0 17-9 0-5-4-6-7-6-14 0-49 1-63 1s-49-1-63-1c-4 0-11 0-11 10 0 5 5 5 15 5 6 0 16 0 21 2 9 0 11 1 11 7 0 3-1 4-2 10l-66 266c-6 18-6 22-45 22-8 0-14 0-14 10 0 6 6 6 7 6 14 0 49-2 63-2 10 0 21 0 32 0 10 0 21 2 32 2 3 0 10 0 10-10 0-6-5-6-14-6-18 0-32 0-32-8 0-4 3-14 4-23 7-25 14-51 20-77l74-57 58 133c5 13 5 14 5 17 0 15-21 15-26 15s-10 0-10 10c0 6 5 6 7 6 19 0 40-2 60-2 10 0 36 2 48 2 2 0 9 0 9-10 0-6-5-6-11-6-19 0-26-4-33-22z">
            <text:p/>
          </draw:path>
          <draw:path draw:style-name="gr2" draw:text-style-name="P2" draw:layer="layout" svg:width="0.264cm" svg:height="0.236cm" svg:x="9.863cm" svg:y="6.969cm" svg:viewBox="0 0 265 237" svg:d="M94 129h63c57 0 108-37 108-74 0-30-30-55-76-55h-122c-7 0-11 0-11 7 0 6 4 6 11 6 6 0 7 0 14 0 7 1 7 1 7 5 0 0 0 3-1 7l-46 184c-3 12-3 15-31 15-6 0-10 0-10 9 0 0 0 4 6 4 9 0 35-2 44-2 6 0 19 0 24 0 7 2 16 2 23 2 1 0 7 0 7-7 0-6-5-6-12-6 0 0-7 0-12 0-9-1-9-3-9-5 0 0 0-3 2-9zM119 24c3-10 3-11 17-11h40c33 0 52 9 52 33 0 11-2 39-21 55-12 11-32 17-57 17h-55z">
            <text:p/>
          </draw:path>
        </draw:g>
        <draw:custom-shape draw:style-name="gr6" draw:text-style-name="P4" xml:id="id5" draw:id="id5" draw:layer="layout" svg:width="0.5cm" svg:height="0.5cm" svg:x="8.1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3.101cm" svg:height="1.6cm" svg:x="6.2cm" svg:y="3.601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K_{f} \frac{\tau_f s + 1}{\tau_2 s + 1}§svg§600§FALSE§</svg:desc>
          <draw:polygon draw:style-name="gr1" draw:text-style-name="P1" draw:layer="layout" svg:width="2.28cm" svg:height="1.06cm" svg:x="6.496cm" svg:y="3.877cm" svg:viewBox="0 0 2281 1061" draw:points="1140,1061 0,1061 0,0 2281,0 2281,1061">
            <text:p/>
          </draw:polygon>
          <draw:path draw:style-name="gr2" draw:text-style-name="P2" draw:layer="layout" svg:width="0.419cm" svg:height="0.336cm" svg:x="6.514cm" svg:y="4.189cm" svg:viewBox="0 0 420 337" svg:d="M232 137c0-1-2-4-2-5 0-2 9-9 15-13l85-66c47-35 66-36 82-38 4 0 8-1 8-9 0-3-1-6-6-6-11 0-22 1-35 1-18 0-36-1-54-1-3 0-10 0-10 10 0 4 3 5 7 5 10 2 14 3 14 10 0 10-14 21-17 24l-193 147 39-158c6-18 6-23 42-23 13 0 17 0 17-9 0-5-4-6-7-6-14 0-49 1-63 1s-49-1-63-1c-4 0-11 0-11 10 0 5 5 5 15 5 6 0 16 0 21 2 9 0 11 1 11 7 0 3-1 4-2 10l-66 265c-6 19-6 23-45 23-8 0-14 0-14 10 0 5 6 5 7 5 14 0 49-1 63-1 10 0 21 0 32 0 10 0 21 1 32 1 3 0 10 0 10-10 0-5-5-5-14-5-18 0-32 0-32-9 0-4 3-14 4-22 7-25 14-52 20-77l74-57 57 133c6 12 6 14 6 16 0 16-21 16-27 16-4 0-9 0-9 10 0 5 5 5 7 5 19 0 40-1 60-1 10 0 36 1 47 1 3 0 10 0 10-10 0-5-5-5-11-5-20 0-27-4-34-23z">
            <text:p/>
          </draw:path>
          <draw:path draw:style-name="gr2" draw:text-style-name="P2" draw:layer="layout" svg:width="0.184cm" svg:height="0.312cm" svg:x="6.937cm" svg:y="4.357cm" svg:viewBox="0 0 185 313" svg:d="M116 106h34c7 0 11 0 11-7 0-5-4-5-10-5h-32c7-44 10-59 13-69 1-8 9-15 18-15 0 0 10 0 15 4-14 4-14 17-14 18 0 9 6 14 14 14 9 0 20-8 20-21 0-17-18-25-35-25-16 0-32 8-42 27-7 12-10 28-17 67h-28c-7 0-11 0-11 8 0 4 4 4 11 4h25c0 3-22 128-31 164-1 8-7 34-23 34 0 0-9 0-16-3 14-6 16-18 16-20 0-8-6-12-14-12-10 0-20 7-20 21 0 15 17 23 34 23 22 0 37-22 42-29 12-24 19-66 21-70z">
            <text:p/>
          </draw:path>
          <draw:path draw:style-name="gr2" draw:text-style-name="P2" draw:layer="layout" svg:width="0.238cm" svg:height="0.219cm" svg:x="7.24cm" svg:y="3.981cm" svg:viewBox="0 0 239 220" svg:d="M132 29h84c5 0 23 0 23-18 0-11-9-11-19-11h-139c-10 0-29 0-50 24-17 17-31 40-31 43 0 2 0 6 6 6 4 0 5-2 8-6 24-38 52-38 63-38h41l-49 159c-2 5-5 16-5 18 0 5 3 14 14 14 17 0 20-14 21-23z">
            <text:p/>
          </draw:path>
          <draw:path draw:style-name="gr2" draw:text-style-name="P2" draw:layer="layout" svg:width="0.184cm" svg:height="0.312cm" svg:x="7.466cm" svg:y="4.024cm" svg:viewBox="0 0 185 313" svg:d="M116 106h34c7 0 11 0 11-7 0-5-4-5-10-5h-32c7-44 10-59 13-69 1-8 9-15 18-15 0 0 10 0 15 4-14 4-14 17-14 18 0 9 6 14 14 14 9 0 20-8 20-21 0-17-18-25-35-25-16 0-32 8-42 27-7 12-10 28-17 67h-28c-7 0-11 0-11 8 0 4 4 4 11 4h25c0 3-22 128-31 164-1 8-7 34-23 34 0 0-9 0-16-3 14-6 16-18 16-20 0-8-6-12-14-12-10 0-20 7-20 21 0 15 17 23 34 23 22 0 37-22 42-29 12-24 19-66 21-70z">
            <text:p/>
          </draw:path>
          <draw:path draw:style-name="gr2" draw:text-style-name="P2" draw:layer="layout" svg:width="0.181cm" svg:height="0.223cm" svg:x="7.721cm" svg:y="3.975cm" svg:viewBox="0 0 182 224" svg:d="M168 34c-14 0-24 11-24 22 0 7 4 14 16 14 11 0 22-8 22-28 0-22-21-42-59-42-66 0-84 50-84 73 0 38 38 46 52 49 25 4 52 10 52 38 0 12-13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2" draw:text-style-name="P2" draw:layer="layout" svg:width="0.328cm" svg:height="0.328cm" svg:x="8.063cm" svg:y="3.907cm" svg:viewBox="0 0 329 329" svg:d="M175 175h137c7 0 17 0 17-10 0-11-10-11-17-11h-137v-137c0-7 0-17-10-17s-10 10-10 17v137h-138c-7 0-17 0-17 11 0 10 10 10 17 10h138v137c0 7 0 17 10 17s10-10 10-17z">
            <text:p/>
          </draw:path>
          <draw:path draw:style-name="gr2" draw:text-style-name="P2" draw:layer="layout" svg:width="0.163cm" svg:height="0.328cm" svg:x="8.57cm" svg:y="3.866cm" svg:viewBox="0 0 164 329" svg:d="M102 13c0-12 0-13-11-13-31 32-76 32-91 32v16c10 0 39 0 64-14v256c0 18-1 23-46 23h-15v16c18-2 60-2 81-2 20 0 63 0 80 2v-16h-16c-44 0-46-5-46-23z">
            <text:p/>
          </draw:path>
          <draw:polygon draw:style-name="gr2" draw:text-style-name="P2" draw:layer="layout" svg:width="1.549cm" svg:height="0.02cm" svg:x="7.227cm" svg:y="4.394cm" svg:viewBox="0 0 1550 21" draw:points="774,21 0,21 0,0 1550,0 1550,21">
            <text:p/>
          </draw:polygon>
          <draw:path draw:style-name="gr2" draw:text-style-name="P2" draw:layer="layout" svg:width="0.238cm" svg:height="0.219cm" svg:x="7.258cm" svg:y="4.651cm" svg:viewBox="0 0 239 220" svg:d="M132 29h84c5 0 23 0 23-18 0-11-9-11-19-11h-139c-10 0-29 0-50 24-17 17-31 40-31 43 0 2 0 6 6 6 4 0 5-2 8-6 24-38 52-38 63-38h41l-49 159c-2 5-5 16-5 18 0 5 3 14 14 14 17 0 20-14 21-23z">
            <text:p/>
          </draw:path>
          <draw:path draw:style-name="gr2" draw:text-style-name="P2" draw:layer="layout" svg:width="0.153cm" svg:height="0.229cm" svg:x="7.48cm" svg:y="4.708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2" draw:text-style-name="P2" draw:layer="layout" svg:width="0.181cm" svg:height="0.223cm" svg:x="7.704cm" svg:y="4.646cm" svg:viewBox="0 0 182 224" svg:d="M168 34c-14 0-24 11-24 22 0 7 4 14 16 14 11 0 22-8 22-28 0-21-21-42-59-42-66 0-84 50-84 73 0 38 38 46 52 49 25 4 52 10 52 38 0 12-13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2" draw:text-style-name="P2" draw:layer="layout" svg:width="0.328cm" svg:height="0.328cm" svg:x="8.046cm" svg:y="4.577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2" draw:text-style-name="P2" draw:layer="layout" svg:width="0.163cm" svg:height="0.328cm" svg:x="8.553cm" svg:y="4.535cm" svg:viewBox="0 0 164 329" svg:d="M102 13c0-12 0-13-11-13-31 32-76 32-91 32v16c10 0 39 0 64-14v256c0 18-1 23-46 23h-15v16c18-2 60-2 81-2 20 0 63 0 80 2v-16h-16c-44 0-46-5-46-23z">
            <text:p/>
          </draw:path>
        </draw:g>
        <draw:custom-shape draw:style-name="gr6" draw:text-style-name="P4" xml:id="id8" draw:id="id8" draw:layer="layout" svg:width="0.5cm" svg:height="0.5cm" svg:x="16.501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" draw:id="id11" draw:layer="layout" svg:width="2.2cm" svg:height="1.6cm" svg:x="13.9cm" svg:y="7.802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frac{1}{\tau_i s}§svg§600§FALSE§</svg:desc>
          <draw:polygon draw:style-name="gr1" draw:text-style-name="P1" draw:layer="layout" svg:width="0.609cm" svg:height="1.061cm" svg:x="14.095cm" svg:y="8.079cm" svg:viewBox="0 0 610 1062" draw:points="305,1062 0,1062 0,0 610,0 610,1062">
            <text:p/>
          </draw:polygon>
          <draw:path draw:style-name="gr2" draw:text-style-name="P2" draw:layer="layout" svg:width="0.163cm" svg:height="0.328cm" svg:x="14.32cm" svg:y="8.068cm" svg:viewBox="0 0 164 329" svg:d="M102 13c0-12 0-13-11-13-31 32-76 32-91 32v16c10 0 39 0 64-14v256c0 18-1 24-46 24h-15v15c18-1 60-1 81-1 20 0 63 0 80 1v-15h-16c-44 0-46-6-46-24z">
            <text:p/>
          </draw:path>
          <draw:polygon draw:style-name="gr2" draw:text-style-name="P2" draw:layer="layout" svg:width="0.609cm" svg:height="0.02cm" svg:x="14.095cm" svg:y="8.596cm" svg:viewBox="0 0 610 21" draw:points="305,21 0,21 0,0 610,0 610,21">
            <text:p/>
          </draw:polygon>
          <draw:path draw:style-name="gr2" draw:text-style-name="P2" draw:layer="layout" svg:width="0.238cm" svg:height="0.219cm" svg:x="14.108cm" svg:y="8.854cm" svg:viewBox="0 0 239 220" svg:d="M132 29h83c6 0 24 0 24-18 0-11-10-11-19-11h-139c-10 0-29 0-50 24-17 17-31 40-31 43 0 2 0 6 6 6 4 0 5-2 8-6 24-38 52-38 63-38h41l-49 159c-2 5-5 16-5 18 0 5 3 14 14 14 17 0 20-14 21-23z">
            <text:p/>
          </draw:path>
          <draw:path draw:style-name="gr2" draw:text-style-name="P2" draw:layer="layout" svg:width="0.105cm" svg:height="0.233cm" svg:x="14.326cm" svg:y="8.91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2" draw:text-style-name="P2" draw:layer="layout" svg:width="0.181cm" svg:height="0.223cm" svg:x="14.498cm" svg:y="8.848cm" svg:viewBox="0 0 182 224" svg:d="M168 34c-14 0-24 11-24 22 0 7 4 14 15 14 12 0 23-8 23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</draw:g>
        <draw:g>
          <draw:line draw:style-name="gr9" draw:text-style-name="P4" draw:layer="layout" svg:x1="14.9cm" svg:y1="9.1cm" svg:x2="15.2cm" svg:y2="9.1cm">
            <text:p/>
          </draw:line>
          <draw:line draw:style-name="gr9" draw:text-style-name="P4" draw:layer="layout" svg:x1="15.5cm" svg:y1="8.1cm" svg:x2="15.2cm" svg:y2="9.1cm">
            <text:p/>
          </draw:line>
          <draw:line draw:style-name="gr9" draw:text-style-name="P4" draw:layer="layout" svg:x1="15.5cm" svg:y1="8.1cm" svg:x2="15.8cm" svg:y2="8.1cm">
            <text:p/>
          </draw:line>
        </draw:g>
        <draw:custom-shape draw:style-name="gr10" draw:text-style-name="P3" xml:id="id14" draw:id="id14" draw:layer="layout" svg:width="2.2cm" svg:height="1.6cm" svg:x="18cm" svg:y="7.8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frac{1}{\tau_i s}§svg§600§FALSE§</svg:desc>
          <draw:polygon draw:style-name="gr1" draw:text-style-name="P1" draw:layer="layout" svg:width="0.609cm" svg:height="1.061cm" svg:x="18.195cm" svg:y="8.077cm" svg:viewBox="0 0 610 1062" draw:points="305,1062 0,1062 0,0 610,0 610,1062">
            <text:p/>
          </draw:polygon>
          <draw:path draw:style-name="gr2" draw:text-style-name="P2" draw:layer="layout" svg:width="0.163cm" svg:height="0.328cm" svg:x="18.42cm" svg:y="8.066cm" svg:viewBox="0 0 164 329" svg:d="M102 13c0-12 0-13-11-13-31 32-76 32-91 32v16c10 0 39 0 64-14v256c0 18-1 24-46 24h-15v15c18-1 60-1 81-1 20 0 63 0 80 1v-15h-16c-44 0-46-6-46-24z">
            <text:p/>
          </draw:path>
          <draw:polygon draw:style-name="gr2" draw:text-style-name="P2" draw:layer="layout" svg:width="0.609cm" svg:height="0.02cm" svg:x="18.195cm" svg:y="8.594cm" svg:viewBox="0 0 610 21" draw:points="305,21 0,21 0,0 610,0 610,21">
            <text:p/>
          </draw:polygon>
          <draw:path draw:style-name="gr2" draw:text-style-name="P2" draw:layer="layout" svg:width="0.238cm" svg:height="0.219cm" svg:x="18.208cm" svg:y="8.852cm" svg:viewBox="0 0 239 220" svg:d="M132 29h83c6 0 24 0 24-18 0-11-10-11-19-11h-139c-10 0-29 0-50 24-17 17-31 40-31 43 0 2 0 6 6 6 4 0 5-2 8-6 24-38 52-38 63-38h41l-49 159c-2 5-5 16-5 18 0 5 3 14 14 14 17 0 20-14 21-23z">
            <text:p/>
          </draw:path>
          <draw:path draw:style-name="gr2" draw:text-style-name="P2" draw:layer="layout" svg:width="0.105cm" svg:height="0.233cm" svg:x="18.426cm" svg:y="8.909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2" draw:text-style-name="P2" draw:layer="layout" svg:width="0.181cm" svg:height="0.223cm" svg:x="18.598cm" svg:y="8.846cm" svg:viewBox="0 0 182 224" svg:d="M168 34c-14 0-24 11-24 22 0 7 4 14 15 14 12 0 23-8 23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</draw:g>
        <draw:g>
          <draw:line draw:style-name="gr9" draw:text-style-name="P4" draw:layer="layout" svg:x1="19cm" svg:y1="9.098cm" svg:x2="19.3cm" svg:y2="9.098cm">
            <text:p/>
          </draw:line>
          <draw:line draw:style-name="gr9" draw:text-style-name="P4" draw:layer="layout" svg:x1="19.6cm" svg:y1="8.098cm" svg:x2="19.3cm" svg:y2="9.098cm">
            <text:p/>
          </draw:line>
          <draw:line draw:style-name="gr9" draw:text-style-name="P4" draw:layer="layout" svg:x1="19.6cm" svg:y1="8.098cm" svg:x2="19.9cm" svg:y2="8.098cm">
            <text:p/>
          </draw:line>
        </draw:g>
        <draw:custom-shape draw:style-name="gr6" draw:text-style-name="P4" xml:id="id15" draw:id="id15" draw:layer="layout" svg:width="0.5cm" svg:height="0.5cm" svg:x="20.602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2" draw:id="id12" draw:layer="layout" svg:width="1.002cm" svg:height="1.198cm" svg:x="18.701cm" svg:y="6.401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K_z§svg§600§FALSE§</svg:desc>
          <draw:polygon draw:style-name="gr1" draw:text-style-name="P1" draw:layer="layout" svg:width="0.618cm" svg:height="0.409cm" svg:x="18.924cm" svg:y="6.794cm" svg:viewBox="0 0 619 410" draw:points="310,410 0,410 0,0 619,0 619,410">
            <text:p/>
          </draw:polygon>
          <draw:path draw:style-name="gr2" draw:text-style-name="P2" draw:layer="layout" svg:width="0.419cm" svg:height="0.336cm" svg:x="18.942cm" svg:y="6.793cm" svg:viewBox="0 0 420 337" svg:d="M232 137c0-1-2-4-2-6 0-1 9-8 15-12l86-66c46-35 65-36 81-38 4 0 8-1 8-9 0-3-1-6-5-6-12 0-23 1-35 1-19 0-37-1-55-1-3 0-10 0-10 10 0 4 3 5 7 5 10 2 14 3 14 10 0 10-14 21-17 24l-193 147 39-158c6-18 6-23 42-23 13 0 17 0 17-9 0-5-4-6-7-6-14 0-49 1-63 1s-49-1-63-1c-4 0-11 0-11 10 0 5 5 5 15 5 6 0 16 0 21 2 9 0 11 1 11 7 0 3-1 4-2 10l-66 265c-6 18-6 23-45 23-8 0-14 0-14 9 0 6 6 6 7 6 14 0 49-1 63-1 10 0 21 0 32 0 10 0 21 1 32 1 3 0 10 0 10-10 0-5-5-5-14-5-18 0-32 0-32-9 0-4 3-14 4-22 7-25 14-52 20-77l74-57 57 133c6 12 6 14 6 16 0 16-21 16-27 16-4 0-9 0-9 9 0 6 5 6 7 6 19 0 40-1 60-1 10 0 36 1 48 1 2 0 9 0 9-10 0-5-5-5-11-5-19 0-26-5-34-23z">
            <text:p/>
          </draw:path>
          <draw:path draw:style-name="gr2" draw:text-style-name="P2" draw:layer="layout" svg:width="0.159cm" svg:height="0.156cm" svg:x="19.361cm" svg:y="7.05cm" svg:viewBox="0 0 160 157" svg:d="M38 123c8-10 14-17 45-39 7-7 32-28 43-36 21-21 34-40 34-44s-5-4-6-4c-3 0-4 0-6 3-11 17-18 22-26 22-4 0-10-1-20-11-12-11-19-14-28-14-28 0-46 31-46 41 0 2 3 4 6 4 4 0 5-2 7-4 4-13 23-14 29-14 8 0 17 2 22 4 19 4 21 4 30 4-9 8-16 15-48 42-26 21-36 29-43 36-21 21-31 37-31 39 0 5 4 5 6 5 4 0 4-2 5-5 10-12 21-21 32-21 5 0 10 2 20 10 10 10 17 16 28 16 38 0 60-42 60-55 0-3-3-4-5-4-5 0-5 1-6 6-7 18-28 26-45 26-7 0-17-3-25-4-15-4-18-4-25-4 0 0-6 0-7 1z">
            <text:p/>
          </draw:path>
        </draw:g>
        <draw:custom-shape draw:style-name="gr12" draw:text-style-name="P3" xml:id="id16" draw:id="id16" draw:layer="layout" svg:width="1.2cm" svg:height="1.6cm" svg:x="21.5cm" svg:y="6.2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9" draw:text-style-name="P4" draw:layer="layout" svg:x1="21.6cm" svg:y1="7.5cm" svg:x2="21.9cm" svg:y2="7.5cm">
            <text:p/>
          </draw:line>
          <draw:line draw:style-name="gr9" draw:text-style-name="P4" draw:layer="layout" svg:x1="22.2cm" svg:y1="6.5cm" svg:x2="21.9cm" svg:y2="7.5cm">
            <text:p/>
          </draw:line>
          <draw:line draw:style-name="gr9" draw:text-style-name="P4" draw:layer="layout" svg:x1="22.2cm" svg:y1="6.5cm" svg:x2="22.5cm" svg:y2="6.5cm">
            <text:p/>
          </draw:line>
        </draw:g>
        <draw:g>
          <svg:title>TexMaths</svg:title>
          <svg:desc>14§display§\tau_d}§svg§600§FALSE§</svg:desc>
          <draw:polygon draw:style-name="gr1" draw:text-style-name="P1" draw:layer="layout" svg:width="0.419cm" svg:height="0.284cm" svg:x="11.094cm" svg:y="10.107cm" svg:viewBox="0 0 420 285" draw:points="210,285 0,285 0,0 420,0 420,285">
            <text:p/>
          </draw:polygon>
          <draw:path draw:style-name="gr2" draw:text-style-name="P2" draw:layer="layout" svg:width="0.238cm" svg:height="0.219cm" svg:x="11.107cm" svg:y="10.106cm" svg:viewBox="0 0 239 220" svg:d="M132 29h84c5 0 23 0 23-18 0-11-9-11-19-11h-139c-10 0-29 0-50 24-17 17-31 40-31 43 0 2 0 6 6 6 4 0 5-2 8-6 24-38 52-38 63-38h41l-49 158c-2 6-5 17-5 19 0 5 3 14 14 14 17 0 20-14 21-23z">
            <text:p/>
          </draw:path>
          <draw:path draw:style-name="gr2" draw:text-style-name="P2" draw:layer="layout" svg:width="0.177cm" svg:height="0.242cm" svg:x="11.329cm" svg:y="10.154cm" svg:viewBox="0 0 178 243" svg:d="M176 10c2 0 2-4 2-6 0-1-2-4-6-4-5 0-35 3-43 3-3 1-9 1-9 8 0 6 6 6 10 6 17 0 17 1 17 4s-1 6-1 8l-20 79c-8-11-20-20-36-20-45 0-90 48-90 98 0 34 22 57 52 57 19 0 36-9 50-23 6 21 27 23 35 23 13 0 21-7 28-18 7-14 11-33 11-35 0-4-4-4-4-4-5 0-5 1-8 11-4 17-11 37-25 37-10 0-12-7-12-17 0-7 0-10 2-14zM104 197c-3 10-12 17-19 23-2 2-16 14-32 14-12 0-25-9-25-34 0-18 10-56 18-70 16-28 34-32 44-32 23 0 30 25 30 29 0 2 0 5-1 6z">
            <text:p/>
          </draw:path>
        </draw:g>
        <draw:custom-shape draw:style-name="gr13" draw:text-style-name="P3" xml:id="id2" draw:id="id2" draw:layer="layout" svg:width="0.8cm" svg:height="0.698cm" svg:x="10.9cm" svg:y="9.902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6" draw:id="id6" draw:layer="layout" svg:width="1.2cm" svg:height="0.6cm" svg:x="3.1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r§svg§600§FALSE§</svg:desc>
          <draw:polygon draw:style-name="gr1" draw:text-style-name="P1" draw:layer="layout" svg:width="0.236cm" svg:height="0.212cm" svg:x="3.6cm" svg:y="6.883cm" svg:viewBox="0 0 237 213" draw:points="118,213 0,213 0,0 237,0 237,213">
            <text:p/>
          </draw:polygon>
          <draw:path draw:style-name="gr2" draw:text-style-name="P2" draw:layer="layout" svg:width="0.201cm" svg:height="0.223cm" svg:x="3.614cm" svg:y="6.876cm" svg:viewBox="0 0 202 224" svg:d="M29 189c-1 8-4 20-4 22 0 9 7 13 14 13 6 0 16-4 18-14 2-1 19-69 20-78 4-16 13-51 17-65 1-5 15-29 27-40 4-3 18-16 40-16 13 0 20 6 21 6-15 3-26 14-26 26 0 9 5 19 19 19 13 0 27-12 27-30 0-17-15-32-41-32-32 0-54 24-64 38-3-23-21-38-45-38-23 0-32 20-37 28-8 17-15 46-15 48 0 5 6 5 6 5 5 0 5 0 8-11 8-35 18-59 36-59 9 0 16 4 16 23 0 9-1 15-9 42z">
            <text:p/>
          </draw:path>
        </draw:g>
        <draw:custom-shape draw:style-name="gr15" draw:text-style-name="P4" xml:id="id1" draw:id="id1" draw:layer="layout" svg:width="1.2cm" svg:height="0.6cm" svg:x="16.5cm" svg:y="9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dot{m}§svg§600§FALSE§</svg:desc>
          <draw:polygon draw:style-name="gr1" draw:text-style-name="P1" draw:layer="layout" svg:width="0.43cm" svg:height="0.328cm" svg:x="16.886cm" svg:y="10.084cm" svg:viewBox="0 0 431 329" draw:points="216,329 0,329 0,0 431,0 431,329">
            <text:p/>
          </draw:polygon>
          <draw:path draw:style-name="gr2" draw:text-style-name="P2" draw:layer="layout" svg:width="0.054cm" svg:height="0.052cm" svg:x="17.075cm" svg:y="10.083cm" svg:viewBox="0 0 55 53" svg:d="M55 27c0-14-13-27-28-27-17 0-27 14-27 27 0 14 11 26 27 26s28-14 28-26z">
            <text:p/>
          </draw:path>
          <draw:path draw:style-name="gr2" draw:text-style-name="P2" draw:layer="layout" svg:width="0.403cm" svg:height="0.223cm" svg:x="16.9cm" svg:y="10.195cm" svg:viewBox="0 0 404 224" svg:d="M29 189c-1 8-4 20-4 22 0 9 7 13 14 13 6 0 14-4 18-14 0 0 6-24 10-36l10-45c3-10 7-21 8-32 3-9 7-24 7-26 7-15 34-60 80-60 23 0 27 18 27 35 0 11-3 25-7 41l-14 57-10 38c-1 10-6 27-6 29 0 9 7 13 14 13 16 0 19-13 23-28 7-28 25-99 29-119 1-7 28-66 81-66 21 0 27 17 27 35 0 28-21 84-31 111-4 11-6 17-6 26 0 24 17 41 41 41 46 0 64-71 64-76s-4-5-5-5c-6 0-6 1-9 10-7 25-22 60-50 60-8 0-11-4-11-16s4-25 8-35c10-26 31-81 31-109 0-32-20-53-57-53s-62 22-80 48c-2-6-3-23-17-35-11-10-28-13-40-13-44 0-69 32-77 43-2-28-23-43-45-43-23 0-32 20-37 28-8 18-15 46-15 48 0 5 6 5 6 5 5 0 5 0 8-11 8-35 18-59 36-59 9 0 16 4 16 23 0 9-2 15-9 42z">
            <text:p/>
          </draw:path>
        </draw:g>
        <draw:connector draw:style-name="gr16" draw:text-style-name="P5" draw:layer="layout" svg:x1="16.5cm" svg:y1="10.251cm" svg:x2="11.7cm" svg:y2="10.251cm" draw:start-shape="id1" draw:start-glue-point="3" draw:end-shape="id2" draw:end-glue-point="1" svg:d="M16500 10251h-4800" svg:viewBox="0 0 4801 1">
          <text:p/>
        </draw:connector>
        <draw:connector draw:style-name="gr16" draw:text-style-name="P5" draw:layer="layout" svg:x1="10.9cm" svg:y1="10.251cm" svg:x2="8.601cm" svg:y2="10.251cm" draw:start-shape="id2" draw:start-glue-point="3" draw:end-shape="id3" draw:end-glue-point="10" svg:d="M10900 10251h-2299" svg:viewBox="0 0 2300 1">
          <text:p/>
        </draw:connector>
        <draw:connector draw:style-name="gr16" draw:text-style-name="P5" draw:layer="layout" svg:x1="7.2cm" svg:y1="7cm" svg:x2="8.1cm" svg:y2="7cm" draw:start-shape="id4" draw:start-glue-point="1" draw:end-shape="id5" draw:end-glue-point="6" svg:d="M7200 7000h900" svg:viewBox="0 0 901 1">
          <text:p/>
        </draw:connector>
        <draw:connector draw:style-name="gr16" draw:text-style-name="P5" draw:layer="layout" svg:x1="4.3cm" svg:y1="7cm" svg:x2="5.1cm" svg:y2="7cm" draw:start-shape="id6" draw:start-glue-point="1" draw:end-shape="id4" draw:end-glue-point="3" svg:d="M4300 7000h800" svg:viewBox="0 0 801 1">
          <text:p/>
        </draw:connector>
        <draw:connector draw:style-name="gr16" draw:text-style-name="P5" draw:layer="layout" svg:x1="5.1cm" svg:y1="7cm" svg:x2="6.2cm" svg:y2="4.401cm" draw:start-shape="id4" draw:start-glue-point="3" draw:end-shape="id7" draw:end-glue-point="3" svg:d="M5100 7000h-501v-2599h1601" svg:viewBox="0 0 1602 2600">
          <text:p/>
        </draw:connector>
        <draw:connector draw:style-name="gr16" draw:text-style-name="P5" draw:layer="layout" svg:x1="9.301cm" svg:y1="4.401cm" svg:x2="16.751cm" svg:y2="6.75cm" draw:start-shape="id7" draw:start-glue-point="1" draw:end-shape="id8" draw:end-glue-point="4" svg:d="M9301 4401h7450v2349" svg:viewBox="0 0 7451 2350">
          <text:p/>
        </draw:connector>
        <draw:connector draw:style-name="gr16" draw:text-style-name="P5" draw:layer="layout" svg:x1="8.6cm" svg:y1="7cm" svg:x2="9.2cm" svg:y2="7cm" draw:start-shape="id5" draw:start-glue-point="10" draw:end-shape="id9" draw:end-glue-point="3" svg:d="M8600 7000h600" svg:viewBox="0 0 601 1">
          <text:p/>
        </draw:connector>
        <draw:connector draw:style-name="gr16" draw:text-style-name="P5" draw:layer="layout" svg:x1="10.202cm" svg:y1="7cm" svg:x2="10.801cm" svg:y2="7cm" draw:start-shape="id9" draw:start-glue-point="1" draw:end-shape="id10" draw:end-glue-point="3" svg:d="M10202 7000h599" svg:viewBox="0 0 600 1">
          <text:p/>
        </draw:connector>
        <draw:connector draw:style-name="gr16" draw:text-style-name="P5" draw:layer="layout" svg:x1="12.901cm" svg:y1="7cm" svg:x2="16.501cm" svg:y2="7cm" draw:start-shape="id10" draw:start-glue-point="1" draw:end-shape="id8" draw:end-glue-point="6" svg:d="M12901 7000h3600" svg:viewBox="0 0 3601 1">
          <text:p/>
        </draw:connector>
        <draw:connector draw:style-name="gr16" draw:text-style-name="P5" draw:layer="layout" svg:x1="16.1cm" svg:y1="8.602cm" svg:x2="16.751cm" svg:y2="7.25cm" draw:start-shape="id11" draw:start-glue-point="1" draw:end-shape="id8" draw:end-glue-point="8" svg:d="M16100 8602h651v-1352" svg:viewBox="0 0 652 1353">
          <text:p/>
        </draw:connector>
        <draw:connector draw:style-name="gr16" draw:text-style-name="P5" xml:id="id13" draw:id="id13" draw:layer="layout" svg:x1="17.001cm" svg:y1="7cm" svg:x2="18.701cm" svg:y2="7cm" draw:start-shape="id8" draw:start-glue-point="10" draw:end-shape="id12" draw:end-glue-point="3" svg:d="M17001 7000h1700" svg:viewBox="0 0 1701 1">
          <text:p/>
        </draw:connector>
        <draw:connector draw:style-name="gr16" draw:text-style-name="P5" draw:layer="layout" draw:line-skew="1cm" svg:x1="17.851cm" svg:y1="7cm" svg:x2="18cm" svg:y2="8.6cm" draw:start-shape="id13" draw:start-glue-point="0" draw:end-shape="id14" draw:end-glue-point="3" svg:d="M17851 7000h-351v1600h500" svg:viewBox="0 0 501 1601">
          <text:p/>
        </draw:connector>
        <draw:connector draw:style-name="gr16" draw:text-style-name="P5" draw:layer="layout" svg:x1="20.2cm" svg:y1="8.6cm" svg:x2="20.852cm" svg:y2="7.25cm" draw:start-shape="id14" draw:start-glue-point="1" draw:end-shape="id15" draw:end-glue-point="8" svg:d="M20200 8600h652v-1350" svg:viewBox="0 0 653 1351">
          <text:p/>
        </draw:connector>
        <draw:connector draw:style-name="gr16" draw:text-style-name="P5" draw:layer="layout" svg:x1="19.703cm" svg:y1="7cm" svg:x2="20.602cm" svg:y2="7cm" draw:start-shape="id12" draw:start-glue-point="1" draw:end-shape="id15" draw:end-glue-point="6" svg:d="M19703 7000h899" svg:viewBox="0 0 900 1">
          <text:p/>
        </draw:connector>
        <draw:connector draw:style-name="gr16" draw:text-style-name="P5" draw:layer="layout" svg:x1="21.102cm" svg:y1="7cm" svg:x2="21.5cm" svg:y2="7cm" draw:start-shape="id15" draw:start-glue-point="10" draw:end-shape="id16" draw:end-glue-point="3" svg:d="M21102 7000h398" svg:viewBox="0 0 399 1">
          <text:p/>
        </draw:connector>
        <draw:connector draw:style-name="gr16" draw:text-style-name="P5" draw:layer="layout" svg:x1="22.7cm" svg:y1="7cm" svg:x2="23.4cm" svg:y2="7cm" draw:start-shape="id16" draw:start-glue-point="1" draw:end-shape="id17" svg:d="M22700 7000h700" svg:viewBox="0 0 701 1">
          <text:p/>
        </draw:connector>
        <draw:custom-shape draw:style-name="gr14" draw:text-style-name="P4" xml:id="id17" draw:id="id17" draw:layer="layout" svg:width="1.2cm" svg:height="0.6cm" svg:x="23.4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u§svg§600§FALSE§</svg:desc>
          <draw:polygon draw:style-name="gr1" draw:text-style-name="P1" draw:layer="layout" svg:width="0.28cm" svg:height="0.212cm" svg:x="23.786cm" svg:y="6.895cm" svg:viewBox="0 0 281 213" draw:points="141,213 0,213 0,0 281,0 281,213">
            <text:p/>
          </draw:polygon>
          <draw:path draw:style-name="gr2" draw:text-style-name="P2" draw:layer="layout" svg:width="0.253cm" svg:height="0.223cm" svg:x="23.8cm" svg:y="6.888cm" svg:viewBox="0 0 254 224" svg:d="M158 192c6 19 24 32 45 32 16 0 28-11 36-27 8-18 15-49 15-49 0-5-5-5-7-5-4 0-4 3-7 10-5 26-15 60-36 60-10 0-15-6-15-23 0-11 5-33 10-51l13-54c2-7 7-26 9-33 3-11 7-30 7-34 0-8-7-12-14-12-3 0-15 0-20 16-8 37-30 124-36 150-1 2-21 41-57 41-26 0-30-21-30-41 0-26 13-66 27-101 5-14 8-21 8-30 0-23-17-41-40-41-48 0-66 71-66 76s6 5 6 5c5 0 5-1 8-8 13-44 31-62 50-62 5 0 11 0 11 16 0 12-4 26-8 35-18 49-28 78-28 103 0 46 34 59 60 59 34 0 51-22 59-32z">
            <text:p/>
          </draw:path>
        </draw:g>
        <draw:connector draw:style-name="gr16" draw:text-style-name="P5" draw:layer="layout" svg:x1="12.901cm" svg:y1="7cm" svg:x2="13.9cm" svg:y2="8.602cm" draw:end-shape="id11" draw:end-glue-point="3" svg:d="M12901 7000h249v1602h750" svg:viewBox="0 0 1000 1603">
          <text:p/>
        </draw:connector>
        <draw:g>
          <svg:title>TexMaths</svg:title>
          <svg:desc>14§display§e§svg§600§FALSE§</svg:desc>
          <draw:polygon draw:style-name="gr1" draw:text-style-name="P1" draw:layer="layout" svg:width="0.229cm" svg:height="0.212cm" svg:x="8.77cm" svg:y="6.583cm" svg:viewBox="0 0 230 213" draw:points="115,213 0,213 0,0 230,0 230,213">
            <text:p/>
          </draw:polygon>
          <draw:path draw:style-name="gr2" draw:text-style-name="P2" draw:layer="layout" svg:width="0.19cm" svg:height="0.223cm" svg:x="8.792cm" svg:y="6.576cm" svg:viewBox="0 0 191 224" svg:d="M70 105c14 0 51-1 76-13 35-14 38-43 38-50 0-21-20-42-54-42-56 0-130 48-130 134 0 51 29 90 79 90 70 0 112-52 112-59 0-3-3-5-6-5s-4 1-7 4c-39 49-92 49-99 49-38 0-44-41-44-58 0-5 1-21 8-50zM46 94c20-76 72-83 84-83 23 0 37 14 37 31 0 52-80 52-100 52z">
            <text:p/>
          </draw:path>
        </draw:g>
        <draw:g>
          <svg:title>TexMaths</svg:title>
          <svg:desc>14§display§\frac{\tau_d s + 1}{\tau_2 s + 1}§svg§600§FALSE§</svg:desc>
          <draw:polygon draw:style-name="gr1" draw:text-style-name="P1" draw:layer="layout" svg:width="1.524cm" svg:height="1.06cm" svg:x="11.096cm" svg:y="11.179cm" svg:viewBox="0 0 1525 1061" draw:points="762,1061 0,1061 0,0 1525,0 1525,1061">
            <text:p/>
          </draw:polygon>
          <draw:path draw:style-name="gr2" draw:text-style-name="P2" draw:layer="layout" svg:width="0.238cm" svg:height="0.219cm" svg:x="11.109cm" svg:y="11.283cm" svg:viewBox="0 0 239 220" svg:d="M132 29h84c5 0 23 0 23-18 0-11-9-11-19-11h-139c-10 0-29 0-50 24-17 17-31 40-31 43 0 2 0 6 6 6 4 0 5-2 8-6 24-38 52-38 63-38h41l-49 159c-2 5-5 16-5 18 0 5 3 14 14 14 17 0 20-14 21-23z">
            <text:p/>
          </draw:path>
          <draw:path draw:style-name="gr2" draw:text-style-name="P2" draw:layer="layout" svg:width="0.177cm" svg:height="0.243cm" svg:x="11.331cm" svg:y="11.33cm" svg:viewBox="0 0 178 244" svg:d="M176 10c2 0 2-4 2-6 0-1-2-4-6-4-5 0-35 3-43 3-3 1-9 1-9 8 0 6 6 6 10 6 17 0 17 1 17 4s-1 6-1 8l-20 79c-8-11-20-20-36-20-45 0-90 48-90 98 0 34 22 58 52 58 19 0 36-10 50-24 6 21 27 24 35 24 13 0 21-7 28-19 7-14 11-33 11-35 0-4-4-4-4-4-5 0-5 2-8 11-4 17-11 37-25 37-10 0-12-7-12-17 0-7 0-10 2-14zM104 197c-3 10-12 17-19 23-2 3-16 14-32 14-12 0-25-9-25-34 0-18 10-56 18-70 16-28 34-32 44-32 23 0 30 25 30 29 0 2 0 5-1 6z">
            <text:p/>
          </draw:path>
          <draw:path draw:style-name="gr2" draw:text-style-name="P2" draw:layer="layout" svg:width="0.181cm" svg:height="0.223cm" svg:x="11.565cm" svg:y="11.277cm" svg:viewBox="0 0 182 224" svg:d="M168 34c-14 0-24 11-24 22 0 7 4 14 16 14 11 0 22-8 22-28 0-22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2" draw:text-style-name="P2" draw:layer="layout" svg:width="0.328cm" svg:height="0.328cm" svg:x="11.907cm" svg:y="11.209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2" draw:text-style-name="P2" draw:layer="layout" svg:width="0.163cm" svg:height="0.328cm" svg:x="12.414cm" svg:y="11.168cm" svg:viewBox="0 0 164 329" svg:d="M102 13c0-12 0-13-11-13-31 32-76 32-91 32v16c10 0 39 0 64-14v256c0 18-1 23-46 23h-15v16c18-2 60-2 81-2 20 0 63 0 80 2v-16h-16c-44 0-46-5-46-23z">
            <text:p/>
          </draw:path>
          <draw:polygon draw:style-name="gr2" draw:text-style-name="P2" draw:layer="layout" svg:width="1.524cm" svg:height="0.02cm" svg:x="11.096cm" svg:y="11.696cm" svg:viewBox="0 0 1525 21" draw:points="762,21 0,21 0,0 1525,0 1525,21">
            <text:p/>
          </draw:polygon>
          <draw:path draw:style-name="gr2" draw:text-style-name="P2" draw:layer="layout" svg:width="0.238cm" svg:height="0.219cm" svg:x="11.114cm" svg:y="11.953cm" svg:viewBox="0 0 239 220" svg:d="M132 29h84c5 0 23 0 23-18 0-11-9-11-19-11h-139c-10 0-29 0-50 24-17 17-31 40-31 43 0 2 0 6 6 6 4 0 5-2 8-6 24-38 52-38 63-38h41l-49 159c-2 5-5 16-5 18 0 5 3 14 14 14 17 0 20-14 21-23z">
            <text:p/>
          </draw:path>
          <draw:path draw:style-name="gr2" draw:text-style-name="P2" draw:layer="layout" svg:width="0.153cm" svg:height="0.229cm" svg:x="11.337cm" svg:y="12.01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2" draw:text-style-name="P2" draw:layer="layout" svg:width="0.181cm" svg:height="0.223cm" svg:x="11.561cm" svg:y="11.948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2" draw:text-style-name="P2" draw:layer="layout" svg:width="0.328cm" svg:height="0.328cm" svg:x="11.903cm" svg:y="11.879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2" draw:text-style-name="P2" draw:layer="layout" svg:width="0.163cm" svg:height="0.328cm" svg:x="12.41cm" svg:y="11.837cm" svg:viewBox="0 0 164 329" svg:d="M102 13c0-12 0-13-11-13-31 32-76 32-91 32v16c10 0 39 0 64-14v256c0 18-1 23-46 23h-15v16c18-2 60-2 81-2 20 0 63 0 80 2v-16h-16c-44 0-46-5-46-23z">
            <text:p/>
          </draw:path>
        </draw:g>
        <draw:custom-shape draw:style-name="gr4" draw:text-style-name="P3" xml:id="id19" draw:id="id19" draw:layer="layout" svg:width="2.1cm" svg:height="1.6cm" svg:x="10.803cm" svg:y="10.903cm">
          <text:p/>
          <draw:enhanced-geometry svg:viewBox="0 0 21600 21600" draw:path-stretchpoint-x="10800" draw:path-stretchpoint-y="10800" draw:text-areas="?f3 ?f4 ?f5 ?f6" draw:type="round-rectangle" draw:modifiers="782.510930668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8" draw:id="id18" draw:layer="layout" svg:width="1.2cm" svg:height="0.6cm" svg:x="16.501cm" svg:y="11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m§svg§600§FALSE§</svg:desc>
          <draw:polygon draw:style-name="gr1" draw:text-style-name="P1" draw:layer="layout" svg:width="0.43cm" svg:height="0.212cm" svg:x="16.886cm" svg:y="11.598cm" svg:viewBox="0 0 431 213" draw:points="216,213 0,213 0,0 431,0 431,213">
            <text:p/>
          </draw:polygon>
          <draw:path draw:style-name="gr2" draw:text-style-name="P2" draw:layer="layout" svg:width="0.403cm" svg:height="0.223cm" svg:x="16.9cm" svg:y="11.591cm" svg:viewBox="0 0 404 224" svg:d="M29 189c-1 8-4 20-4 22 0 9 7 13 14 13 6 0 14-4 18-14 0 0 6-24 10-36l10-45c3-10 7-21 8-32 3-9 7-24 7-26 7-15 34-60 80-60 23 0 27 18 27 35 0 11-3 25-7 41l-14 57-10 38c-1 10-6 27-6 29 0 9 7 13 14 13 16 0 19-13 23-28 7-28 25-99 29-119 1-7 28-66 81-66 21 0 27 17 27 35 0 28-21 84-31 111-4 11-6 17-6 26 0 24 17 41 41 41 46 0 64-71 64-76s-4-5-5-5c-6 0-6 1-9 10-7 25-22 60-50 60-8 0-11-4-11-16s4-25 8-35c10-26 31-81 31-109 0-32-20-53-57-53s-62 22-80 48c-2-6-3-23-17-35-11-10-28-13-40-13-44 0-69 32-77 43-2-28-23-43-45-43-23 0-32 20-37 28-8 18-15 46-15 48 0 5 6 5 6 5 5 0 5 0 8-11 8-35 18-59 36-59 9 0 16 4 16 23 0 9-2 15-9 42z">
            <text:p/>
          </draw:path>
        </draw:g>
        <draw:connector draw:style-name="gr16" draw:text-style-name="P5" draw:layer="layout" svg:x1="16.501cm" svg:y1="11.703cm" svg:x2="12.903cm" svg:y2="11.703cm" draw:start-shape="id18" draw:start-glue-point="3" draw:end-shape="id19" draw:end-glue-point="1" svg:d="M16501 11703h-3598" svg:viewBox="0 0 3599 1">
          <text:p/>
        </draw:connector>
        <draw:custom-shape draw:style-name="gr6" draw:text-style-name="P4" xml:id="id3" draw:id="id3" draw:layer="layout" svg:width="0.5cm" svg:height="0.5cm" svg:x="8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5" draw:layer="layout" svg:x1="8.351cm" svg:y1="10.001cm" svg:x2="8.35cm" svg:y2="7.25cm" draw:start-shape="id3" draw:start-glue-point="4" draw:end-shape="id5" draw:end-glue-point="8" svg:d="M8351 10001v-1375h-1v-1376" svg:viewBox="0 0 2 2752">
          <text:p/>
        </draw:connector>
        <draw:connector draw:style-name="gr16" draw:text-style-name="P5" draw:layer="layout" svg:x1="10.803cm" svg:y1="11.703cm" svg:x2="8.351cm" svg:y2="10.501cm" draw:start-shape="id19" draw:start-glue-point="3" draw:end-shape="id3" draw:end-glue-point="8" svg:d="M10803 11703h-2452v-1202" svg:viewBox="0 0 2453 1203">
          <text:p/>
        </draw:connector>
        <draw:custom-shape draw:style-name="gr17" draw:text-style-name="P6" draw:layer="layout" svg:width="0.7cm" svg:height="0.7cm" svg:x="4.2cm" svg:y="7.7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§svg§600§FALSE§</svg:desc>
          <draw:polygon draw:style-name="gr1" draw:text-style-name="P1" draw:layer="layout" svg:width="0.236cm" svg:height="0.212cm" svg:x="4.432cm" svg:y="7.945cm" svg:viewBox="0 0 237 213" draw:points="118,213 0,213 0,0 237,0 237,213">
            <text:p/>
          </draw:polygon>
          <draw:path draw:style-name="gr2" draw:text-style-name="P2" draw:layer="layout" svg:width="0.201cm" svg:height="0.223cm" svg:x="4.446cm" svg:y="7.938cm" svg:viewBox="0 0 202 224" svg:d="M29 189c-1 8-4 20-4 22 0 9 7 13 14 13 6 0 16-4 18-14 2-1 19-69 20-78 4-16 13-51 17-65 1-5 15-29 27-40 4-3 18-16 40-16 13 0 20 6 21 6-15 3-26 14-26 26 0 9 5 19 19 19 13 0 27-12 27-30 0-17-15-32-41-32-32 0-54 24-64 38-3-23-21-38-45-38-23 0-32 20-37 28-8 17-15 46-15 48 0 5 6 5 6 5 5 0 5 0 8-11 8-35 18-59 36-59 9 0 16 4 16 23 0 9-1 15-9 42z">
            <text:p/>
          </draw:path>
        </draw:g>
        <draw:custom-shape draw:style-name="gr17" draw:text-style-name="P6" draw:layer="layout" svg:width="0.7cm" svg:height="0.7cm" svg:x="7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r_2§svg§600§FALSE§</svg:desc>
          <draw:polygon draw:style-name="gr1" draw:text-style-name="P1" draw:layer="layout" svg:width="0.418cm" svg:height="0.285cm" svg:x="7.441cm" svg:y="6.246cm" svg:viewBox="0 0 419 286" draw:points="209,286 0,286 0,0 419,0 419,286">
            <text:p/>
          </draw:polygon>
          <draw:path draw:style-name="gr2" draw:text-style-name="P2" draw:layer="layout" svg:width="0.201cm" svg:height="0.223cm" svg:x="7.455cm" svg:y="6.239cm" svg:viewBox="0 0 202 224" svg:d="M29 189c-1 9-4 20-4 23 0 8 7 12 14 12 6 0 16-4 18-14 2-1 19-68 20-78 4-16 13-51 17-65 1-5 15-29 27-40 4-3 18-16 40-16 13 0 20 6 21 6-15 3-26 14-26 26 0 9 5 19 19 19 13 0 27-12 27-30 0-17-16-32-41-32-32 0-54 24-64 38-3-23-21-38-45-38-23 0-32 20-37 28-8 17-15 46-15 48 0 5 6 5 6 5 5 0 5 0 8-11 8-35 18-59 36-59 9 0 16 4 16 23 0 9-2 15-9 42z">
            <text:p/>
          </draw:path>
          <draw:path draw:style-name="gr2" draw:text-style-name="P2" draw:layer="layout" svg:width="0.153cm" svg:height="0.229cm" svg:x="7.683cm" svg:y="6.302cm" svg:viewBox="0 0 154 230" svg:d="M154 167h-12c0 8-5 28-9 32-3 1-29 1-35 1h-63c36-32 48-42 69-57 26-21 50-42 50-76 0-42-38-67-81-67-44 0-73 31-73 62 0 18 15 19 18 19 9 0 18-5 18-18 0-6-1-18-19-18 10-25 33-32 50-32 35 0 54 26 54 54 0 31-23 55-34 68l-84 82c-3 3-3 3-3 13h143z">
            <text:p/>
          </draw:path>
        </draw:g>
        <draw:custom-shape draw:style-name="gr17" draw:text-style-name="P6" draw:layer="layout" svg:width="0.7cm" svg:height="0.7cm" svg:x="8.535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m_2§svg§600§FALSE§</svg:desc>
          <draw:polygon draw:style-name="gr1" draw:text-style-name="P1" draw:layer="layout" svg:width="0.626cm" svg:height="0.285cm" svg:x="8.572cm" svg:y="8.748cm" svg:viewBox="0 0 627 286" draw:points="314,286 0,286 0,0 627,0 627,286">
            <text:p/>
          </draw:polygon>
          <draw:path draw:style-name="gr2" draw:text-style-name="P2" draw:layer="layout" svg:width="0.403cm" svg:height="0.223cm" svg:x="8.586cm" svg:y="8.741cm" svg:viewBox="0 0 404 224" svg:d="M29 189c-1 9-4 20-4 23 0 8 7 12 14 12 6 0 14-4 18-14 0 0 6-24 10-36l10-45c3-10 7-21 8-32 3-9 7-24 7-26 7-15 34-60 80-60 23 0 27 18 27 35 0 11-3 25-7 41l-14 57-10 38c-1 10-6 27-6 30 0 8 7 12 14 12 16 0 19-12 23-28 7-28 25-99 29-119 2-7 28-66 81-66 21 0 27 17 27 35 0 28-21 84-31 111-4 11-5 17-5 27 0 23 16 40 40 40 46 0 64-71 64-75 0-6-4-6-5-6-6 0-6 1-9 10-7 25-22 60-50 60-8 0-11-4-11-15 0-13 4-26 8-35 10-27 31-82 31-110 0-32-20-53-57-53s-62 22-80 48c-1-6-3-23-17-35-11-10-28-13-40-13-44 0-69 32-77 43-2-28-23-43-45-43-23 0-32 20-37 28-8 18-15 46-15 48 0 5 6 5 6 5 5 0 5 0 8-11 8-35 18-59 36-59 9 0 16 4 16 23 0 9-2 15-9 42z">
            <text:p/>
          </draw:path>
          <draw:path draw:style-name="gr2" draw:text-style-name="P2" draw:layer="layout" svg:width="0.153cm" svg:height="0.229cm" svg:x="9.024cm" svg:y="8.804cm" svg:viewBox="0 0 154 230" svg:d="M154 167h-13c0 8-4 28-8 32-3 1-29 1-35 1h-63c36-32 48-42 69-57 26-21 50-42 50-76 0-42-38-67-81-67-44 0-73 31-73 62 0 18 15 19 18 19 9 0 18-5 18-18 0-6-1-18-19-18 10-25 33-32 50-32 35 0 53 26 53 54 0 31-22 55-33 68l-84 82c-3 3-3 3-3 13h143z">
            <text:p/>
          </draw:path>
        </draw:g>
        <draw:custom-shape draw:style-name="gr17" draw:text-style-name="P6" draw:layer="layout" svg:width="0.7cm" svg:height="0.7cm" svg:x="14.7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m§svg§600§FALSE§</svg:desc>
          <draw:polygon draw:style-name="gr1" draw:text-style-name="P1" draw:layer="layout" svg:width="0.43cm" svg:height="0.212cm" svg:x="14.835cm" svg:y="12.047cm" svg:viewBox="0 0 431 213" draw:points="216,213 0,213 0,0 431,0 431,213">
            <text:p/>
          </draw:polygon>
          <draw:path draw:style-name="gr2" draw:text-style-name="P2" draw:layer="layout" svg:width="0.403cm" svg:height="0.223cm" svg:x="14.849cm" svg:y="12.04cm" svg:viewBox="0 0 404 224" svg:d="M29 189c-1 8-4 20-4 22 0 9 7 13 14 13 6 0 14-4 18-14 0 0 6-24 10-36l10-45c3-10 7-21 8-32 3-9 7-24 7-26 7-15 34-60 80-60 23 0 27 18 27 35 0 11-3 25-7 41l-14 57-10 38c-1 10-6 27-6 29 0 9 7 13 14 13 16 0 19-13 23-28 7-28 25-99 29-119 1-7 28-66 81-66 21 0 27 17 27 35 0 28-21 84-31 111-4 11-6 17-6 26 0 24 17 41 41 41 46 0 64-71 64-76s-4-5-5-5c-6 0-6 1-9 10-7 25-22 60-50 60-8 0-11-4-11-16s4-25 8-35c10-26 31-81 31-109 0-32-20-53-57-53s-62 22-80 48c-2-6-3-23-17-35-11-10-28-13-40-13-44 0-69 32-77 43-2-28-23-43-45-43-23 0-32 20-37 28-8 18-15 46-15 48 0 5 6 5 6 5 5 0 5 0 8-11 8-35 18-59 36-59 9 0 16 4 16 23 0 9-2 15-9 42z">
            <text:p/>
          </draw:path>
        </draw:g>
        <draw:custom-shape draw:style-name="gr17" draw:text-style-name="P6" draw:layer="layout" svg:width="0.7cm" svg:height="0.7cm" svg:x="13.50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u_f§svg§600§FALSE§</svg:desc>
          <draw:polygon draw:style-name="gr1" draw:text-style-name="P1" draw:layer="layout" svg:width="0.51cm" svg:height="0.352cm" svg:x="13.602cm" svg:y="3.676cm" svg:viewBox="0 0 511 353" draw:points="256,353 0,353 0,0 511,0 511,353">
            <text:p/>
          </draw:polygon>
          <draw:path draw:style-name="gr2" draw:text-style-name="P2" draw:layer="layout" svg:width="0.254cm" svg:height="0.223cm" svg:x="13.616cm" svg:y="3.669cm" svg:viewBox="0 0 255 224" svg:d="M158 192c6 20 24 32 45 32 17 0 28-11 36-26 9-19 16-49 16-49 0-6-6-6-7-6-4 0-4 3-7 10-6 26-16 60-37 60-9 0-15-6-15-22 0-12 6-34 10-52l14-54c1-7 7-26 8-33 3-11 7-30 7-34 0-8-7-12-14-12-3 0-15 0-19 16-9 37-31 124-37 150-1 2-21 41-57 41-25 0-30-21-30-41 0-26 13-65 27-101 6-14 8-21 8-30 0-23-16-41-40-41-48 0-66 71-66 76s6 5 6 5c5 0 5-1 8-8 13-44 31-62 50-62 5 0 12 0 12 16 0 12-5 26-9 35-18 49-28 78-28 103 0 47 34 59 60 59 34 0 51-22 59-32z">
            <text:p/>
          </draw:path>
          <draw:path draw:style-name="gr2" draw:text-style-name="P2" draw:layer="layout" svg:width="0.184cm" svg:height="0.313cm" svg:x="13.907cm" svg:y="3.718cm" svg:viewBox="0 0 185 314" svg:d="M116 107h34c7 0 11 0 11-7 0-6-4-6-10-6h-32c7-44 10-59 13-69 1-8 9-15 18-15 0 0 10 0 15 4-14 4-14 17-14 18 0 9 6 14 14 14 9 0 20-8 20-21 0-17-18-25-35-25-16 0-32 8-42 27-7 12-10 28-17 67h-28c-7 0-11 0-11 8 0 5 4 5 11 5h25c0 2-22 127-31 163-1 9-7 34-23 34 0 0-9 0-16-3 14-5 16-18 16-19 0-9-6-13-14-13-10 0-20 7-20 21 0 16 17 24 34 24 22 0 37-22 42-29 12-24 19-66 21-71z">
            <text:p/>
          </draw:path>
        </draw:g>
        <draw:custom-shape draw:style-name="gr17" draw:text-style-name="P6" draw:layer="layout" svg:width="0.7cm" svg:height="0.7cm" svg:x="13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u_p§svg§600§FALSE§</svg:desc>
          <draw:polygon draw:style-name="gr1" draw:text-style-name="P1" draw:layer="layout" svg:width="0.483cm" svg:height="0.352cm" svg:x="13.641cm" svg:y="6.446cm" svg:viewBox="0 0 484 353" draw:points="242,353 0,353 0,0 484,0 484,353">
            <text:p/>
          </draw:polygon>
          <draw:path draw:style-name="gr2" draw:text-style-name="P2" draw:layer="layout" svg:width="0.254cm" svg:height="0.223cm" svg:x="13.655cm" svg:y="6.439cm" svg:viewBox="0 0 255 224" svg:d="M158 192c6 20 24 32 45 32 17 0 28-11 36-26 9-19 16-50 16-50 0-5-6-5-7-5-5 0-5 3-7 10-6 26-16 60-37 60-10 0-15-6-15-22 0-12 5-34 10-52l14-54c1-7 7-26 8-33 3-11 7-30 7-34 0-8-7-12-14-12-3 0-15 0-20 16-8 37-30 124-36 150-1 2-21 41-57 41-25 0-30-21-30-41 0-26 13-66 27-101 6-14 8-21 8-30 0-23-16-41-40-41-48 0-66 71-66 76s6 5 6 5c5 0 5-1 8-8 13-44 31-62 50-62 5 0 12 0 12 16 0 12-5 26-9 35-18 49-28 78-28 103 0 47 34 59 60 59 34 0 51-22 59-32z">
            <text:p/>
          </draw:path>
          <draw:path draw:style-name="gr2" draw:text-style-name="P2" draw:layer="layout" svg:width="0.192cm" svg:height="0.219cm" svg:x="13.921cm" svg:y="6.579cm" svg:viewBox="0 0 193 220" svg:d="M27 195c-3 10-3 12-17 12-6 0-10 0-10 9 0 3 3 4 4 4 10 0 21-1 31-1 11 0 25 1 36 1 3 0 7-1 7-7s-5-6-9-6c-7 0-17 0-17-4 0-1 3-10 4-15 4-19 8-38 13-52 4 7 15 21 36 21 42 0 88-48 88-100 0-40-28-57-52-57-21 0-39 14-49 24-5-20-25-24-36-24-13 0-21 8-27 18-7 13-12 32-12 35 0 4 4 4 5 4 6 0 6-1 9-9 4-21 11-38 25-38 8 0 11 7 11 17 0 4-1 8-1 9zM92 42c20-27 37-32 48-32 14 0 25 10 25 33 0 14-7 49-17 70-10 17-26 34-43 34-25 0-31-27-31-31 0-1 0-4 0-5z">
            <text:p/>
          </draw:path>
        </draw:g>
        <draw:custom-shape draw:style-name="gr17" draw:text-style-name="P6" draw:layer="layout" svg:width="0.7cm" svg:height="0.7cm" svg:x="16.2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u_i§svg§600§FALSE§</svg:desc>
          <draw:polygon draw:style-name="gr1" draw:text-style-name="P1" draw:layer="layout" svg:width="0.42cm" svg:height="0.285cm" svg:x="16.342cm" svg:y="8.947cm" svg:viewBox="0 0 421 286" draw:points="210,286 0,286 0,0 421,0 421,286">
            <text:p/>
          </draw:polygon>
          <draw:path draw:style-name="gr2" draw:text-style-name="P2" draw:layer="layout" svg:width="0.254cm" svg:height="0.223cm" svg:x="16.356cm" svg:y="8.94cm" svg:viewBox="0 0 255 224" svg:d="M158 192c6 20 24 32 45 32 17 0 28-11 36-26 9-19 16-49 16-49 0-6-6-6-7-6-5 0-5 3-7 10-6 26-16 60-37 60-10 0-15-6-15-22 0-12 5-34 10-52l14-54c1-7 7-26 8-33 3-11 7-30 7-34 0-8-7-12-14-12-3 0-15 0-20 16-8 37-30 124-36 150-1 2-21 41-57 41-25 0-30-21-30-41 0-26 13-66 27-101 6-14 8-21 8-30 0-23-16-41-40-41-48 0-66 71-66 76s6 5 6 5c5 0 5-1 8-8 13-44 31-62 50-62 5 0 12 0 12 16 0 12-5 26-9 35-18 49-28 78-28 103 0 47 34 59 60 59 34 0 51-22 59-32z">
            <text:p/>
          </draw:path>
          <draw:path draw:style-name="gr2" draw:text-style-name="P2" draw:layer="layout" svg:width="0.105cm" svg:height="0.233cm" svg:x="16.639cm" svg:y="9.003cm" svg:viewBox="0 0 106 234" svg:d="M97 13c0-6-5-13-14-13-10 0-20 8-20 20 0 5 4 12 14 12s20-10 20-19zM25 189c-1 4-3 9-3 16 0 15 14 29 34 29 35 0 50-49 50-53 0-6-5-6-5-6-6 0-6 3-7 7-9 27-24 42-38 42-7 0-8-5-8-12 0-9 2-14 5-23 4-10 7-18 11-28 3-8 16-39 17-43 2-5 3-9 3-12 0-16-14-29-34-29-35 0-50 48-50 53 0 4 4 4 6 4 5 0 5-1 7-5 8-30 23-42 36-42 6 0 10 3 10 12 0 7-3 13-11 34z">
            <text:p/>
          </draw:path>
        </draw:g>
        <draw:custom-shape draw:style-name="gr17" draw:text-style-name="P6" draw:layer="layout" svg:width="0.7cm" svg:height="0.7cm" svg:x="17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u_1§svg§600§FALSE§</svg:desc>
          <draw:polygon draw:style-name="gr1" draw:text-style-name="P1" draw:layer="layout" svg:width="0.476cm" svg:height="0.285cm" svg:x="17.544cm" svg:y="6.448cm" svg:viewBox="0 0 477 286" draw:points="239,286 0,286 0,0 477,0 477,286">
            <text:p/>
          </draw:polygon>
          <draw:path draw:style-name="gr2" draw:text-style-name="P2" draw:layer="layout" svg:width="0.254cm" svg:height="0.223cm" svg:x="17.558cm" svg:y="6.441cm" svg:viewBox="0 0 255 224" svg:d="M158 192c6 20 24 32 45 32 17 0 28-11 36-26 9-19 16-49 16-49 0-6-6-6-7-6-5 0-5 3-7 10-6 26-16 60-37 60-10 0-15-6-15-22 0-12 5-34 10-52l14-53c1-7 7-27 8-34 3-11 7-30 7-34 0-8-7-12-14-12-3 0-15 0-20 16-8 37-30 124-36 150-1 2-21 41-57 41-25 0-30-21-30-41 0-26 13-65 27-101 6-14 8-21 8-30 0-23-16-41-40-41-48 0-66 71-66 76s6 5 6 5c5 0 5-1 8-8 13-44 31-62 50-62 5 0 12 0 12 16 0 12-5 26-9 35-18 49-28 78-28 103 0 47 34 59 60 59 34 0 51-22 59-32z">
            <text:p/>
          </draw:path>
          <draw:path draw:style-name="gr2" draw:text-style-name="P2" draw:layer="layout" svg:width="0.126cm" svg:height="0.229cm" svg:x="17.862cm" svg:y="6.504cm" svg:viewBox="0 0 127 230" svg:d="M78 10c0-10 0-10-9-10-23 22-55 22-69 22v13c8 0 31 0 50-10v177c0 11 0 15-35 15h-12v13c5 0 49-1 61-1s55 1 63 1v-13h-14c-35 0-35-4-35-15z">
            <text:p/>
          </draw:path>
        </draw:g>
        <draw:custom-shape draw:style-name="gr17" draw:text-style-name="P6" draw:layer="layout" svg:width="0.7cm" svg:height="0.7cm" svg:x="22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u§svg§600§FALSE§</svg:desc>
          <draw:polygon draw:style-name="gr1" draw:text-style-name="P1" draw:layer="layout" svg:width="0.28cm" svg:height="0.212cm" svg:x="23.01cm" svg:y="6.245cm" svg:viewBox="0 0 281 213" draw:points="141,213 0,213 0,0 281,0 281,213">
            <text:p/>
          </draw:polygon>
          <draw:path draw:style-name="gr2" draw:text-style-name="P2" draw:layer="layout" svg:width="0.253cm" svg:height="0.223cm" svg:x="23.024cm" svg:y="6.238cm" svg:viewBox="0 0 254 224" svg:d="M158 192c6 19 24 32 45 32 16 0 28-11 36-27 8-18 15-49 15-49 0-5-5-5-7-5-4 0-4 3-7 10-5 26-15 60-36 60-10 0-15-6-15-23 0-11 5-33 10-51l13-54c2-7 7-26 9-33 3-11 7-30 7-34 0-8-7-12-14-12-3 0-15 0-20 16-8 37-30 124-36 150-1 2-21 41-57 41-26 0-30-21-30-41 0-26 13-66 27-101 5-14 8-21 8-30 0-23-17-41-40-41-48 0-66 71-66 76s6 5 6 5c5 0 5-1 8-8 13-44 31-62 50-62 5 0 11 0 11 16 0 12-4 26-8 35-18 49-28 78-28 103 0 46 34 59 60 59 34 0 51-22 59-32z">
            <text:p/>
          </draw:path>
        </draw:g>
        <draw:g>
          <svg:title>TexMaths</svg:title>
          <svg:desc>14§display§-§svg§600§FALSE§</svg:desc>
          <draw:polygon draw:style-name="gr1" draw:text-style-name="P1" draw:layer="layout" svg:width="0.381cm" svg:height="0.327cm" svg:x="8.418cm" svg:y="7.472cm" svg:viewBox="0 0 382 328" draw:points="192,328 0,328 0,0 382,0 382,328">
            <text:p/>
          </draw:polygon>
          <draw:path draw:style-name="gr2" draw:text-style-name="P2" draw:layer="layout" svg:width="0.301cm" svg:height="0.02cm" svg:x="8.459cm" svg:y="7.625cm" svg:viewBox="0 0 302 21" svg:d="M284 21c8 0 18 0 18-10 0-11-10-11-18-11h-267c-9 0-17 0-17 11 0 10 8 10 17 10z">
            <text:p/>
          </draw:path>
        </draw:g>
        <draw:frame draw:style-name="gr18" draw:text-style-name="P7" draw:layer="layout" svg:width="1.45cm" svg:height="0.725cm" svg:x="11cm" svg:y="5.398cm">
          <draw:text-box>
            <text:p><text:span text:style-name="T1">Lead</text:span></text:p>
          </draw:text-box>
        </draw:frame>
        <draw:frame draw:style-name="gr18" draw:text-style-name="P7" draw:layer="layout" svg:width="1.45cm" svg:height="0.725cm" svg:x="13cm" svg:y="10.575cm">
          <draw:text-box>
            <text:p><text:span text:style-name="T1">Lead</text:span></text:p>
          </draw:text-box>
        </draw:frame>
        <draw:frame draw:style-name="gr18" draw:text-style-name="P7" draw:layer="layout" svg:width="2.297cm" svg:height="0.725cm" svg:x="13.7cm" svg:y="7.175cm">
          <draw:text-box>
            <text:p><text:span text:style-name="T1">integrator</text:span></text:p>
          </draw:text-box>
        </draw:frame>
        <draw:frame draw:style-name="gr18" draw:text-style-name="P7" draw:layer="layout" svg:width="3.241cm" svg:height="0.725cm" svg:x="18.003cm" svg:y="9.375cm">
          <draw:text-box>
            <text:p><text:span text:style-name="T1">post-integrator</text:span></text:p>
          </draw:text-box>
        </draw:frame>
        <draw:frame draw:style-name="gr18" draw:text-style-name="P7" draw:layer="layout" svg:width="3.004cm" svg:height="0.725cm" svg:x="6.15cm" svg:y="2.9cm">
          <draw:text-box>
            <text:p><text:span text:style-name="T1">Feed forward</text:span></text:p>
          </draw:text-box>
        </draw:frame>
        <draw:frame draw:style-name="gr18" draw:text-style-name="P7" draw:layer="layout" svg:width="2.056cm" svg:height="0.725cm" svg:x="5cm" svg:y="5.6cm">
          <draw:text-box>
            <text:p><text:span text:style-name="T1">pre-filter</text:span></text:p>
          </draw:text-box>
        </draw:frame>
        <draw:frame draw:style-name="gr18" draw:text-style-name="P7" draw:layer="layout" svg:width="1.251cm" svg:height="0.725cm" svg:x="21.4cm" svg:y="5.575cm">
          <draw:text-box>
            <text:p><text:span text:style-name="T1">limit</text:span></text:p>
          </draw:text-box>
        </draw:frame>
        <draw:custom-shape draw:style-name="gr17" draw:text-style-name="P6" draw:layer="layout" svg:width="0.7cm" svg:height="0.7cm" svg:x="10.1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e_p§svg§600§FALSE§</svg:desc>
          <draw:polygon draw:style-name="gr1" draw:text-style-name="P1" draw:layer="layout" svg:width="0.43cm" svg:height="0.352cm" svg:x="10.242cm" svg:y="5.647cm" svg:viewBox="0 0 431 353" draw:points="216,353 0,353 0,0 431,0 431,353">
            <text:p/>
          </draw:polygon>
          <draw:path draw:style-name="gr2" draw:text-style-name="P2" draw:layer="layout" svg:width="0.189cm" svg:height="0.223cm" svg:x="10.264cm" svg:y="5.6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2" draw:text-style-name="P2" draw:layer="layout" svg:width="0.192cm" svg:height="0.219cm" svg:x="10.47cm" svg:y="5.78cm" svg:viewBox="0 0 193 220" svg:d="M27 195c-3 10-3 12-17 12-6 0-10 0-10 9 0 3 3 4 4 4 10 0 21-1 31-1 11 0 25 1 36 1 3 0 7-1 7-7s-5-6-9-6c-7 0-17 0-17-4 0-1 3-10 4-15 4-19 8-38 13-52 4 7 15 21 36 21 42 0 88-48 88-100 0-40-28-57-52-57-21 0-39 14-49 24-5-20-25-24-36-24-13 0-21 8-27 18-7 13-12 32-12 35 0 4 4 4 5 4 6 0 6-1 9-9 4-21 11-38 25-38 8 0 11 7 11 17 0 4-1 8-1 9zM92 42c20-27 37-32 48-32 14 0 25 10 25 33 0 14-7 49-17 70-9 17-26 34-43 34-25 0-31-27-31-31 0-1 0-4 0-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08:24:07.190302433</meta:creation-date>
    <dc:date>2016-10-23T16:44:21.299063198</dc:date>
    <meta:editing-duration>PT7H35M15S</meta:editing-duration>
    <meta:editing-cycles>5</meta:editing-cycles>
    <meta:generator>LibreOffice/5.1.4.2$Linux_X86_64 LibreOffice_project/10m0$Build-2</meta:generator>
    <meta:document-statistic meta:object-count="227"/>
  </office:meta>
</office:document-meta>
</file>